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S1"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7" style:parent-style-name="Standard" style:family="paragraph">
      <style:text-properties fo:font-style="italic" style:font-style-asian="italic" style:font-style-complex="italic"/>
    </style:style>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S2" style:family="section">
      <style:section-properties fo:margin-left="0in" fo:margin-right="0in" style:writing-mode="lr-tb"/>
    </style:style>
    <style:style style:name="P17"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8"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text-properties style:font-name-complex="Mangal" style:font-size-complex="10.5pt"/>
    </style:style>
    <style:style style:name="P20" style:parent-style-name="Normal" style:family="paragraph">
      <style:text-properties style:font-name-complex="Mangal" style:font-size-complex="10.5pt"/>
    </style:style>
    <style:style style:name="P21" style:parent-style-name="Normal" style:family="paragraph">
      <style:text-properties style:font-name-complex="Mangal" style:font-size-complex="10.5pt"/>
    </style:style>
    <style:style style:name="TableColumn23" style:family="table-column">
      <style:table-column-properties style:column-width="6.0569in"/>
    </style:style>
    <style:style style:name="Table22" style:family="table">
      <style:table-properties style:width="6.0569in" fo:margin-left="0in" table:align="left"/>
    </style:style>
    <style:style style:name="TableRow24" style:family="table-row">
      <style:table-row-properties/>
    </style:style>
    <style:style style:name="TableCell25" style:family="table-cell">
      <style:table-cell-properties fo:border="none" style:writing-mode="lr-tb" style:vertical-align="middle" fo:padding-top="0.0104in" fo:padding-left="0.0104in" fo:padding-bottom="0.0104in" fo:padding-right="0.0104in"/>
    </style:style>
    <style:style style:name="P2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7" style:family="table-row">
      <style:table-row-properties/>
    </style:style>
    <style:style style:name="TableCell28" style:family="table-cell">
      <style:table-cell-properties fo:border="none" style:writing-mode="lr-tb" style:vertical-align="middle" fo:padding-top="0.0104in" fo:padding-left="0.0104in" fo:padding-bottom="0.0104in" fo:padding-right="0.0104in"/>
    </style:style>
    <style:style style:name="P2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2" style:family="table-column">
      <style:table-column-properties style:column-width="5.9694in"/>
    </style:style>
    <style:style style:name="Table31" style:family="table">
      <style:table-properties style:width="5.9694in" fo:margin-left="0in" table:align="left"/>
    </style:style>
    <style:style style:name="TableRow33" style:family="table-row">
      <style:table-row-properties/>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6" style:family="table-row">
      <style:table-row-properties/>
    </style:style>
    <style:style style:name="TableCell37" style:family="table-cell">
      <style:table-cell-properties fo:border="none" style:writing-mode="lr-tb" style:vertical-align="middle" fo:padding-top="0.0104in" fo:padding-left="0.0104in" fo:padding-bottom="0.0104in" fo:padding-right="0.0104in"/>
    </style:style>
    <style:style style:name="P3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41" style:family="table-column">
      <style:table-column-properties style:column-width="6.0569in"/>
    </style:style>
    <style:style style:name="Table40" style:family="table">
      <style:table-properties style:width="6.0569in" fo:margin-left="0in" table:align="left"/>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4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50" style:family="table-column">
      <style:table-column-properties style:column-width="5.9979in"/>
    </style:style>
    <style:style style:name="Table49" style:family="table">
      <style:table-properties style:width="5.9979in" fo:margin-left="0in" table:align="left"/>
    </style:style>
    <style:style style:name="TableRow51" style:family="table-row">
      <style:table-row-properties/>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54" style:family="table-row">
      <style:table-row-properties/>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5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59" style:family="table-column">
      <style:table-column-properties style:column-width="6.0069in"/>
    </style:style>
    <style:style style:name="Table58" style:family="table">
      <style:table-properties style:width="6.0069in" fo:margin-left="0in" table:align="left"/>
    </style:style>
    <style:style style:name="TableRow60" style:family="table-row">
      <style:table-row-properties/>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63" style:family="table-row">
      <style:table-row-properties/>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6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68" style:family="table-column">
      <style:table-column-properties style:column-width="5.993in"/>
    </style:style>
    <style:style style:name="Table67" style:family="table">
      <style:table-properties style:width="5.993in" fo:margin-left="0in" table:align="left"/>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72" style:family="table-row">
      <style:table-row-properties/>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7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77" style:family="table-column">
      <style:table-column-properties style:column-width="5.993in"/>
    </style:style>
    <style:style style:name="Table76" style:family="table">
      <style:table-properties style:width="5.993in" fo:margin-left="0in" table:align="left"/>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81" style:family="table-row">
      <style:table-row-properties/>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84"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85"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86"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87"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88"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P89"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S3"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ableColumn91" style:family="table-column">
      <style:table-column-properties style:column-width="0.8555in"/>
    </style:style>
    <style:style style:name="Table90" style:family="table">
      <style:table-properties style:width="0.8555in" fo:margin-left="0in" table:align="left"/>
    </style:style>
    <style:style style:name="TableRow92" style:family="table-row">
      <style:table-row-properties/>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9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00" style:family="table-column">
      <style:table-column-properties style:column-width="1.2479in"/>
    </style:style>
    <style:style style:name="Table99" style:family="table">
      <style:table-properties style:width="1.2479in" fo:margin-left="0in" table:align="left"/>
    </style:style>
    <style:style style:name="TableRow101" style:family="table-row">
      <style:table-row-properties/>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0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09" style:family="table-column">
      <style:table-column-properties style:column-width="1.0256in"/>
    </style:style>
    <style:style style:name="Table108" style:family="table">
      <style:table-properties style:width="1.0256in" fo:margin-left="0in" table:align="left"/>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1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18" style:family="table-column">
      <style:table-column-properties style:column-width="1.1368in"/>
    </style:style>
    <style:style style:name="Table117" style:family="table">
      <style:table-properties style:width="1.1368in" fo:margin-left="0in" table:align="left"/>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22" style:family="table-row">
      <style:table-row-properties/>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2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27" style:family="table-column">
      <style:table-column-properties style:column-width="1.359in"/>
    </style:style>
    <style:style style:name="Table126" style:family="table">
      <style:table-properties style:width="1.359in" fo:margin-left="0in" table:align="left"/>
    </style:style>
    <style:style style:name="TableRow128" style:family="table-row">
      <style:table-row-propertie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31" style:family="table-row">
      <style:table-row-properties/>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3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36" style:family="table-column">
      <style:table-column-properties style:column-width="1.4145in"/>
    </style:style>
    <style:style style:name="Table135" style:family="table">
      <style:table-properties style:width="1.4145in" fo:margin-left="0in" table:align="left"/>
    </style:style>
    <style:style style:name="TableRow137" style:family="table-row">
      <style:table-row-properties/>
    </style:style>
    <style:style style:name="TableCell138" style:family="table-cell">
      <style:table-cell-properties fo:border="none" style:writing-mode="lr-tb" style:vertical-align="middle" fo:padding-top="0.0104in" fo:padding-left="0.0104in" fo:padding-bottom="0.0104in" fo:padding-right="0.0104in"/>
    </style:style>
    <style:style style:name="P13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40" style:family="table-row">
      <style:table-row-properties/>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4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45" style:family="table-column">
      <style:table-column-properties style:column-width="0.8555in"/>
    </style:style>
    <style:style style:name="Table144" style:family="table">
      <style:table-properties style:width="0.8555in" fo:margin-left="0in" table:align="left"/>
    </style:style>
    <style:style style:name="TableRow146" style:family="table-row">
      <style:table-row-properties/>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49" style:family="table-row">
      <style:table-row-properties/>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5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54" style:family="table-column">
      <style:table-column-properties style:column-width="3.2125in"/>
    </style:style>
    <style:style style:name="Table153" style:family="table">
      <style:table-properties style:width="3.2125in" fo:margin-left="0in" table:align="left"/>
    </style:style>
    <style:style style:name="TableRow155" style:family="table-row">
      <style:table-row-properties/>
    </style:style>
    <style:style style:name="TableCell156" style:family="table-cell">
      <style:table-cell-properties fo:border="none" style:writing-mode="lr-tb" style:vertical-align="middle" fo:padding-top="0.0104in" fo:padding-left="0.0104in" fo:padding-bottom="0.0104in" fo:padding-right="0.0104in"/>
    </style:style>
    <style:style style:name="P15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58" style:family="table-row">
      <style:table-row-properties/>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6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63" style:family="table-column">
      <style:table-column-properties style:column-width="2.9854in"/>
    </style:style>
    <style:style style:name="Table162" style:family="table">
      <style:table-properties style:width="2.9854in" fo:margin-left="0in" table:align="left"/>
    </style:style>
    <style:style style:name="TableRow164" style:family="table-row">
      <style:table-row-properties/>
    </style:style>
    <style:style style:name="TableCell165" style:family="table-cell">
      <style:table-cell-properties fo:border="none" style:writing-mode="lr-tb" style:vertical-align="middle" fo:padding-top="0.0104in" fo:padding-left="0.0104in" fo:padding-bottom="0.0104in" fo:padding-right="0.0104in"/>
    </style:style>
    <style:style style:name="P16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67" style:family="table-row">
      <style:table-row-properties/>
    </style:style>
    <style:style style:name="TableCell168" style:family="table-cell">
      <style:table-cell-properties fo:border="none" style:writing-mode="lr-tb" style:vertical-align="middle" fo:padding-top="0.0104in" fo:padding-left="0.0104in" fo:padding-bottom="0.0104in" fo:padding-right="0.0104in"/>
    </style:style>
    <style:style style:name="P16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7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71" style:family="table-row">
      <style:table-row-properties/>
    </style:style>
    <style:style style:name="TableCell172" style:family="table-cell">
      <style:table-cell-properties fo:border="none" style:writing-mode="lr-tb" style:vertical-align="middle" fo:padding-top="0.0104in" fo:padding-left="0.0104in" fo:padding-bottom="0.0104in" fo:padding-right="0.0104in"/>
    </style:style>
    <style:style style:name="P17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7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76" style:family="table-column">
      <style:table-column-properties style:column-width="2.9854in"/>
    </style:style>
    <style:style style:name="Table175" style:family="table">
      <style:table-properties style:width="2.9854in" fo:margin-left="0in" table:align="left"/>
    </style:style>
    <style:style style:name="TableRow177" style:family="table-row">
      <style:table-row-properties/>
    </style:style>
    <style:style style:name="TableCell178" style:family="table-cell">
      <style:table-cell-properties fo:border="none" style:writing-mode="lr-tb" style:vertical-align="middle" fo:padding-top="0.0104in" fo:padding-left="0.0104in" fo:padding-bottom="0.0104in" fo:padding-right="0.0104in"/>
    </style:style>
    <style:style style:name="P17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80" style:family="table-row">
      <style:table-row-properties/>
    </style:style>
    <style:style style:name="TableCell181" style:family="table-cell">
      <style:table-cell-properties fo:border="none" style:writing-mode="lr-tb" style:vertical-align="middle" fo:padding-top="0.0104in" fo:padding-left="0.0104in" fo:padding-bottom="0.0104in" fo:padding-right="0.0104in"/>
    </style:style>
    <style:style style:name="P18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8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85" style:family="table-column">
      <style:table-column-properties style:column-width="2.4479in"/>
    </style:style>
    <style:style style:name="Table184" style:family="table">
      <style:table-properties style:width="2.4479in" fo:margin-left="0in" table:align="left"/>
    </style:style>
    <style:style style:name="TableRow186" style:family="table-row">
      <style:table-row-propertie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89" style:family="table-row">
      <style:table-row-properties/>
    </style:style>
    <style:style style:name="TableCell190" style:family="table-cell">
      <style:table-cell-properties fo:border="none" style:writing-mode="lr-tb" style:vertical-align="middle" fo:padding-top="0.0104in" fo:padding-left="0.0104in" fo:padding-bottom="0.0104in" fo:padding-right="0.0104in"/>
    </style:style>
    <style:style style:name="P19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19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194" style:family="table-column">
      <style:table-column-properties style:column-width="2.5312in"/>
    </style:style>
    <style:style style:name="Table193" style:family="table">
      <style:table-properties style:width="2.5312in" fo:margin-left="0in" table:align="left"/>
    </style:style>
    <style:style style:name="TableRow195" style:family="table-row">
      <style:table-row-properties/>
    </style:style>
    <style:style style:name="TableCell196" style:family="table-cell">
      <style:table-cell-properties fo:border="none" style:writing-mode="lr-tb" style:vertical-align="middle" fo:padding-top="0.0104in" fo:padding-left="0.0104in" fo:padding-bottom="0.0104in" fo:padding-right="0.0104in"/>
    </style:style>
    <style:style style:name="P19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198" style:family="table-row">
      <style:table-row-properties/>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0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03" style:family="table-column">
      <style:table-column-properties style:column-width="0.8555in"/>
    </style:style>
    <style:style style:name="Table202" style:family="table">
      <style:table-properties style:width="0.8555in" fo:margin-left="0in" table:align="left"/>
    </style:style>
    <style:style style:name="TableRow204" style:family="table-row">
      <style:table-row-properties/>
    </style:style>
    <style:style style:name="TableCell205" style:family="table-cell">
      <style:table-cell-properties fo:border="none" style:writing-mode="lr-tb" style:vertical-align="middle" fo:padding-top="0.0104in" fo:padding-left="0.0104in" fo:padding-bottom="0.0104in" fo:padding-right="0.0104in"/>
    </style:style>
    <style:style style:name="P20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07" style:family="table-row">
      <style:table-row-properties/>
    </style:style>
    <style:style style:name="TableCell208" style:family="table-cell">
      <style:table-cell-properties fo:border="none" style:writing-mode="lr-tb" style:vertical-align="middle" fo:padding-top="0.0104in" fo:padding-left="0.0104in" fo:padding-bottom="0.0104in" fo:padding-right="0.0104in"/>
    </style:style>
    <style:style style:name="P20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1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12" style:family="table-column">
      <style:table-column-properties style:column-width="2.7909in"/>
    </style:style>
    <style:style style:name="Table211" style:family="table">
      <style:table-properties style:width="2.7909in" fo:margin-left="0in" table:align="left"/>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16" style:family="table-row">
      <style:table-row-properties/>
    </style:style>
    <style:style style:name="TableCell217" style:family="table-cell">
      <style:table-cell-properties fo:border="none" style:writing-mode="lr-tb" style:vertical-align="middle" fo:padding-top="0.0104in" fo:padding-left="0.0104in" fo:padding-bottom="0.0104in" fo:padding-right="0.0104in"/>
    </style:style>
    <style:style style:name="P21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1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21" style:family="table-column">
      <style:table-column-properties style:column-width="2.902in"/>
    </style:style>
    <style:style style:name="Table220" style:family="table">
      <style:table-properties style:width="2.902in" fo:margin-left="0in" table:align="left"/>
    </style:style>
    <style:style style:name="TableRow222" style:family="table-row">
      <style:table-row-properties/>
    </style:style>
    <style:style style:name="TableCell223" style:family="table-cell">
      <style:table-cell-properties fo:border="none" style:writing-mode="lr-tb" style:vertical-align="middle" fo:padding-top="0.0104in" fo:padding-left="0.0104in" fo:padding-bottom="0.0104in" fo:padding-right="0.0104in"/>
    </style:style>
    <style:style style:name="P22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25" style:family="table-row">
      <style:table-row-properties/>
    </style:style>
    <style:style style:name="TableCell226" style:family="table-cell">
      <style:table-cell-properties fo:border="none" style:writing-mode="lr-tb" style:vertical-align="middle" fo:padding-top="0.0104in" fo:padding-left="0.0104in" fo:padding-bottom="0.0104in" fo:padding-right="0.0104in"/>
    </style:style>
    <style:style style:name="P22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28" style:parent-style-name="Heading3" style:family="paragraph">
      <style:text-properties style:font-name="Liberation Serif" style:font-name-asian="Times New Roman" style:font-name-complex="Times New Roman" fo:font-weight="normal" style:font-weight-asian="normal" style:font-weight-complex="normal" style:letter-kerning="false" fo:font-size="12pt" style:font-size-asian="12pt" style:font-size-complex="12pt" style:language-asian="en" style:country-asian="US" style:language-complex="ar" style:country-complex="SA"/>
    </style:style>
    <style:style style:name="S4" style:family="section">
      <style:section-properties fo:margin-left="0in" fo:margin-right="0in" style:writing-mode="lr-tb"/>
    </style:style>
    <style:style style:name="P229" style:parent-style-name="Normal" style:family="paragraph">
      <style:text-properties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230" style:parent-style-name="Normal" style:family="paragraph">
      <style:text-properties style:font-name-asian="Times New Roman" style:font-name-complex="Times New Roman" style:letter-kerning="false" style:language-asian="en" style:country-asian="US" style:language-complex="ar" style:country-complex="SA"/>
    </style:style>
    <style:style style:name="S5" style:family="section">
      <style:section-properties fo:margin-left="0in" fo:margin-right="0in" style:writing-mode="lr-tb">
        <style:columns fo:column-count="2" fo:column-gap="0.2in"/>
      </style:section-properties>
    </style:style>
    <style:style style:name="TableColumn232" style:family="table-column">
      <style:table-column-properties style:column-width="0.8555in"/>
    </style:style>
    <style:style style:name="Table231" style:family="table">
      <style:table-properties style:width="0.8555in" fo:margin-left="0in" table:align="left"/>
    </style:style>
    <style:style style:name="TableRow233" style:family="table-row">
      <style:table-row-properties/>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36" style:family="table-row">
      <style:table-row-properties/>
    </style:style>
    <style:style style:name="TableCell237" style:family="table-cell">
      <style:table-cell-properties fo:border="none" style:writing-mode="lr-tb" style:vertical-align="middle" fo:padding-top="0.0104in" fo:padding-left="0.0104in" fo:padding-bottom="0.0104in" fo:padding-right="0.0104in"/>
    </style:style>
    <style:style style:name="P23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3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41" style:family="table-column">
      <style:table-column-properties style:column-width="1.1645in"/>
    </style:style>
    <style:style style:name="Table240" style:family="table">
      <style:table-properties style:width="1.1645in" fo:margin-left="0in" table:align="left"/>
    </style:style>
    <style:style style:name="TableRow242" style:family="table-row">
      <style:table-row-properties/>
    </style:style>
    <style:style style:name="TableCell243" style:family="table-cell">
      <style:table-cell-properties fo:border="none" style:writing-mode="lr-tb" style:vertical-align="middle" fo:padding-top="0.0104in" fo:padding-left="0.0104in" fo:padding-bottom="0.0104in" fo:padding-right="0.0104in"/>
    </style:style>
    <style:style style:name="P24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45" style:family="table-row">
      <style:table-row-properties/>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4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50" style:family="table-column">
      <style:table-column-properties style:column-width="1.0256in"/>
    </style:style>
    <style:style style:name="Table249" style:family="table">
      <style:table-properties style:width="1.0256in" fo:margin-left="0in" table:align="left"/>
    </style:style>
    <style:style style:name="TableRow251" style:family="table-row">
      <style:table-row-properties/>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54" style:family="table-row">
      <style:table-row-properties/>
    </style:style>
    <style:style style:name="TableCell255" style:family="table-cell">
      <style:table-cell-properties fo:border="none" style:writing-mode="lr-tb" style:vertical-align="middle" fo:padding-top="0.0104in" fo:padding-left="0.0104in" fo:padding-bottom="0.0104in" fo:padding-right="0.0104in"/>
    </style:style>
    <style:style style:name="P25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5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59" style:family="table-column">
      <style:table-column-properties style:column-width="1.1368in"/>
    </style:style>
    <style:style style:name="Table258" style:family="table">
      <style:table-properties style:width="1.1368in" fo:margin-left="0in" table:align="left"/>
    </style:style>
    <style:style style:name="TableRow260" style:family="table-row">
      <style:table-row-properties/>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63" style:family="table-row">
      <style:table-row-properties/>
    </style:style>
    <style:style style:name="TableCell264" style:family="table-cell">
      <style:table-cell-properties fo:border="none" style:writing-mode="lr-tb" style:vertical-align="middle" fo:padding-top="0.0104in" fo:padding-left="0.0104in" fo:padding-bottom="0.0104in" fo:padding-right="0.0104in"/>
    </style:style>
    <style:style style:name="P26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66"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68" style:family="table-column">
      <style:table-column-properties style:column-width="1.359in"/>
    </style:style>
    <style:style style:name="Table267" style:family="table">
      <style:table-properties style:width="1.359in" fo:margin-left="0in" table:align="left"/>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72" style:family="table-row">
      <style:table-row-properties/>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75"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77" style:family="table-column">
      <style:table-column-properties style:column-width="1.4701in"/>
    </style:style>
    <style:style style:name="Table276" style:family="table">
      <style:table-properties style:width="1.4701in" fo:margin-left="0in" table:align="left"/>
    </style:style>
    <style:style style:name="TableRow278" style:family="table-row">
      <style:table-row-properties/>
    </style:style>
    <style:style style:name="TableCell279" style:family="table-cell">
      <style:table-cell-properties fo:border="none" style:writing-mode="lr-tb" style:vertical-align="middle" fo:padding-top="0.0104in" fo:padding-left="0.0104in" fo:padding-bottom="0.0104in" fo:padding-right="0.0104in"/>
    </style:style>
    <style:style style:name="P28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81" style:family="table-row">
      <style:table-row-properties/>
    </style:style>
    <style:style style:name="TableCell282" style:family="table-cell">
      <style:table-cell-properties fo:border="none" style:writing-mode="lr-tb" style:vertical-align="middle" fo:padding-top="0.0104in" fo:padding-left="0.0104in" fo:padding-bottom="0.0104in" fo:padding-right="0.0104in"/>
    </style:style>
    <style:style style:name="P28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84"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86" style:family="table-column">
      <style:table-column-properties style:column-width="0.8555in"/>
    </style:style>
    <style:style style:name="Table285" style:family="table">
      <style:table-properties style:width="0.8555in" fo:margin-left="0in" table:align="left"/>
    </style:style>
    <style:style style:name="TableRow287" style:family="table-row">
      <style:table-row-properties/>
    </style:style>
    <style:style style:name="TableCell288" style:family="table-cell">
      <style:table-cell-properties fo:border="none" style:writing-mode="lr-tb" style:vertical-align="middle" fo:padding-top="0.0104in" fo:padding-left="0.0104in" fo:padding-bottom="0.0104in" fo:padding-right="0.0104in"/>
    </style:style>
    <style:style style:name="P28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90" style:family="table-row">
      <style:table-row-properties/>
    </style:style>
    <style:style style:name="TableCell291" style:family="table-cell">
      <style:table-cell-properties fo:border="none" style:writing-mode="lr-tb" style:vertical-align="middle" fo:padding-top="0.0104in" fo:padding-left="0.0104in" fo:padding-bottom="0.0104in" fo:padding-right="0.0104in"/>
    </style:style>
    <style:style style:name="P29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293"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295" style:family="table-column">
      <style:table-column-properties style:column-width="3.2909in"/>
    </style:style>
    <style:style style:name="Table294" style:family="table">
      <style:table-properties style:width="3.2909in" fo:margin-left="0in" table:align="left"/>
    </style:style>
    <style:style style:name="TableRow296" style:family="table-row">
      <style:table-row-properties/>
    </style:style>
    <style:style style:name="TableCell297" style:family="table-cell">
      <style:table-cell-properties fo:border="none" style:writing-mode="lr-tb" style:vertical-align="middle" fo:padding-top="0.0104in" fo:padding-left="0.0104in" fo:padding-bottom="0.0104in" fo:padding-right="0.0104in"/>
    </style:style>
    <style:style style:name="P29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299" style:family="table-row">
      <style:table-row-properties/>
    </style:style>
    <style:style style:name="TableCell300" style:family="table-cell">
      <style:table-cell-properties fo:border="none" style:writing-mode="lr-tb" style:vertical-align="middle" fo:padding-top="0.0104in" fo:padding-left="0.0104in" fo:padding-bottom="0.0104in" fo:padding-right="0.0104in"/>
    </style:style>
    <style:style style:name="P30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0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04" style:family="table-column">
      <style:table-column-properties style:column-width="2.902in"/>
    </style:style>
    <style:style style:name="Table303" style:family="table">
      <style:table-properties style:width="2.902in" fo:margin-left="0in" table:align="left"/>
    </style:style>
    <style:style style:name="TableRow305" style:family="table-row">
      <style:table-row-properties/>
    </style:style>
    <style:style style:name="TableCell306" style:family="table-cell">
      <style:table-cell-properties fo:border="none" style:writing-mode="lr-tb" style:vertical-align="middle" fo:padding-top="0.0104in" fo:padding-left="0.0104in" fo:padding-bottom="0.0104in" fo:padding-right="0.0104in"/>
    </style:style>
    <style:style style:name="P30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0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09" style:family="table-row">
      <style:table-row-properties/>
    </style:style>
    <style:style style:name="TableCell310" style:family="table-cell">
      <style:table-cell-properties fo:border="none" style:writing-mode="lr-tb" style:vertical-align="middle" fo:padding-top="0.0104in" fo:padding-left="0.0104in" fo:padding-bottom="0.0104in" fo:padding-right="0.0104in"/>
    </style:style>
    <style:style style:name="P311"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12"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14" style:family="table-column">
      <style:table-column-properties style:column-width="2.8187in"/>
    </style:style>
    <style:style style:name="Table313" style:family="table">
      <style:table-properties style:width="2.8187in" fo:margin-left="0in" table:align="left"/>
    </style:style>
    <style:style style:name="TableRow315" style:family="table-row">
      <style:table-row-properties/>
    </style:style>
    <style:style style:name="TableCell316" style:family="table-cell">
      <style:table-cell-properties fo:border="none" style:writing-mode="lr-tb" style:vertical-align="middle" fo:padding-top="0.0104in" fo:padding-left="0.0104in" fo:padding-bottom="0.0104in" fo:padding-right="0.0104in"/>
    </style:style>
    <style:style style:name="P31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18" style:family="table-row">
      <style:table-row-properties/>
    </style:style>
    <style:style style:name="TableCell319" style:family="table-cell">
      <style:table-cell-properties fo:border="none" style:writing-mode="lr-tb" style:vertical-align="middle" fo:padding-top="0.0104in" fo:padding-left="0.0104in" fo:padding-bottom="0.0104in" fo:padding-right="0.0104in"/>
    </style:style>
    <style:style style:name="P320"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21"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23" style:family="table-column">
      <style:table-column-properties style:column-width="2.4479in"/>
    </style:style>
    <style:style style:name="Table322" style:family="table">
      <style:table-properties style:width="2.4479in" fo:margin-left="0in" table:align="left"/>
    </style:style>
    <style:style style:name="TableRow324" style:family="table-row">
      <style:table-row-properties/>
    </style:style>
    <style:style style:name="TableCell325" style:family="table-cell">
      <style:table-cell-properties fo:border="none" style:writing-mode="lr-tb" style:vertical-align="middle" fo:padding-top="0.0104in" fo:padding-left="0.0104in" fo:padding-bottom="0.0104in" fo:padding-right="0.0104in"/>
    </style:style>
    <style:style style:name="P32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27" style:family="table-row">
      <style:table-row-properties/>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30"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32" style:family="table-column">
      <style:table-column-properties style:column-width="2.5312in"/>
    </style:style>
    <style:style style:name="Table331" style:family="table">
      <style:table-properties style:width="2.5312in" fo:margin-left="0in" table:align="left"/>
    </style:style>
    <style:style style:name="TableRow333" style:family="table-row">
      <style:table-row-properties/>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36" style:family="table-row">
      <style:table-row-properties/>
    </style:style>
    <style:style style:name="TableCell337" style:family="table-cell">
      <style:table-cell-properties fo:border="none" style:writing-mode="lr-tb" style:vertical-align="middle" fo:padding-top="0.0104in" fo:padding-left="0.0104in" fo:padding-bottom="0.0104in" fo:padding-right="0.0104in"/>
    </style:style>
    <style:style style:name="P338"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39"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41" style:family="table-column">
      <style:table-column-properties style:column-width="0.8555in"/>
    </style:style>
    <style:style style:name="Table340" style:family="table">
      <style:table-properties style:width="0.8555in" fo:margin-left="0in" table:align="left"/>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P344"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45" style:family="table-row">
      <style:table-row-properties/>
    </style:style>
    <style:style style:name="TableCell346" style:family="table-cell">
      <style:table-cell-properties fo:border="none" style:writing-mode="lr-tb" style:vertical-align="middle" fo:padding-top="0.0104in" fo:padding-left="0.0104in" fo:padding-bottom="0.0104in" fo:padding-right="0.0104in"/>
    </style:style>
    <style:style style:name="P347"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48"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50" style:family="table-column">
      <style:table-column-properties style:column-width="2.7076in"/>
    </style:style>
    <style:style style:name="Table349" style:family="table">
      <style:table-properties style:width="2.7076in" fo:margin-left="0in" table:align="left"/>
    </style:style>
    <style:style style:name="TableRow351" style:family="table-row">
      <style:table-row-properties/>
    </style:style>
    <style:style style:name="TableCell352" style:family="table-cell">
      <style:table-cell-properties fo:border="none" style:writing-mode="lr-tb" style:vertical-align="middle" fo:padding-top="0.0104in" fo:padding-left="0.0104in" fo:padding-bottom="0.0104in" fo:padding-right="0.0104in"/>
    </style:style>
    <style:style style:name="P353"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54" style:family="table-row">
      <style:table-row-properties/>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P357" style:parent-style-name="Normal" style:family="paragraph">
      <style:paragraph-properties style:vertical-align="auto"/>
      <style:text-properties style:font-name-asian="Times New Roman" style:font-name-complex="Times New Roman" text:display="none" style:letter-kerning="false" style:language-asian="en" style:country-asian="US" style:language-complex="ar" style:country-complex="SA" fo:hyphenate="true"/>
    </style:style>
    <style:style style:name="TableColumn359" style:family="table-column">
      <style:table-column-properties style:column-width="2.8187in"/>
    </style:style>
    <style:style style:name="Table358" style:family="table">
      <style:table-properties style:width="2.8187in" fo:margin-left="0in" table:align="left"/>
    </style:style>
    <style:style style:name="TableRow360" style:family="table-row">
      <style:table-row-properties/>
    </style:style>
    <style:style style:name="TableCell361" style:family="table-cell">
      <style:table-cell-properties fo:border="none" style:writing-mode="lr-tb" style:vertical-align="middle" fo:padding-top="0.0104in" fo:padding-left="0.0104in" fo:padding-bottom="0.0104in" fo:padding-right="0.0104in"/>
    </style:style>
    <style:style style:name="P362"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none" style:writing-mode="lr-tb" style:vertical-align="middle" fo:padding-top="0.0104in" fo:padding-left="0.0104in" fo:padding-bottom="0.0104in" fo:padding-right="0.0104in"/>
    </style:style>
    <style:style style:name="P365" style:parent-style-name="Normal" style:family="paragraph">
      <style:paragraph-properties style:vertical-align="auto"/>
      <style:text-properties style:font-name-asian="Times New Roman" style:font-name-complex="Times New Roman" style:letter-kerning="false" style:language-asian="en" style:country-asian="US" style:language-complex="ar" style:country-complex="SA" fo:hyphenate="true"/>
    </style:style>
    <style:style style:name="T366" style:parent-style-name="DefaultParagraphFont" style:family="text">
      <style:text-properties style:font-name="Liberation Serif" style:font-name-asian="Times New Roman" style:font-name-complex="Times New Roman" fo:font-weight="normal" style:font-weight-asian="normal" style:font-weight-complex="normal" style:letter-kerning="false" fo:font-size="12pt" style:font-size-asian="12pt" style:font-size-complex="12pt" style:language-asian="en" style:country-asian="US" style:language-complex="ar" style:country-complex="SA"/>
    </style:style>
    <style:style style:name="S6" style:family="section">
      <style:section-properties fo:margin-left="0in" fo:margin-right="0in" style:writing-mode="lr-tb"/>
    </style:style>
    <style:style style:name="P36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ableColumn369" style:family="table-column">
      <style:table-column-properties style:column-width="0.7819in" style:use-optimal-column-width="false"/>
    </style:style>
    <style:style style:name="TableColumn370" style:family="table-column">
      <style:table-column-properties style:column-width="0.7826in" style:use-optimal-column-width="false"/>
    </style:style>
    <style:style style:name="TableColumn371" style:family="table-column">
      <style:table-column-properties style:column-width="1.4527in" style:use-optimal-column-width="false"/>
    </style:style>
    <style:style style:name="TableColumn372" style:family="table-column">
      <style:table-column-properties style:column-width="0.7819in" style:use-optimal-column-width="false"/>
    </style:style>
    <style:style style:name="TableColumn373" style:family="table-column">
      <style:table-column-properties style:column-width="0.7819in" style:use-optimal-column-width="false"/>
    </style:style>
    <style:style style:name="TableColumn374" style:family="table-column">
      <style:table-column-properties style:column-width="0.7819in" style:use-optimal-column-width="false"/>
    </style:style>
    <style:style style:name="Table368" style:family="table">
      <style:table-properties style:width="5.3631in" fo:margin-left="0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fo:font-weight="bold" style:font-weight-asian="bold" style:font-weight-complex="bold" fo:font-size="7pt" style:font-size-asian="7pt" style:font-size-complex="7pt"/>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fo:font-weight="bold" style:font-weight-asian="bold" style:font-weight-complex="bold" fo:font-size="7pt" style:font-size-asian="7pt" style:font-size-complex="7pt"/>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fo:font-weight="bold" style:font-weight-asian="bold" style:font-weight-complex="bold" fo:font-size="7pt" style:font-size-asian="7pt" style:font-size-complex="7pt"/>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fo:font-weight="bold" style:font-weight-asian="bold" style:font-weight-complex="bold" fo:font-size="7pt" style:font-size-asian="7pt" style:font-size-complex="7pt"/>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fo:font-weight="bold" style:font-weight-asian="bold" style:font-weight-complex="bold" fo:font-size="7pt" style:font-size-asian="7pt" style:font-size-complex="7pt"/>
    </style:style>
    <style:style style:name="TableCell386"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fo:font-size="7pt" style:font-size-asian="7pt" style:font-size-complex="7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fo:font-size="7pt" style:font-size-asian="7pt" style:font-size-complex="7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text-properties fo:font-size="7pt" style:font-size-asian="7pt" style:font-size-complex="7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text-properties fo:font-size="7pt" style:font-size-asian="7pt" style:font-size-complex="7pt"/>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397"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text-properties fo:font-size="7pt" style:font-size-asian="7pt" style:font-size-complex="7pt"/>
    </style:style>
    <style:style style:name="TableCell400"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01" style:parent-style-name="TableContents" style:family="paragraph">
      <style:paragraph-properties fo:text-align="center">
        <style:tab-stops>
          <style:tab-stop style:type="left" style:position="0.302in"/>
        </style:tab-stops>
      </style:paragraph-properties>
      <style:text-properties fo:font-size="7pt" style:font-size-asian="7pt" style:font-size-complex="7pt"/>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fo:font-size="7pt" style:font-size-asian="7pt" style:font-size-complex="7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center"/>
      <style:text-properties fo:font-size="7pt" style:font-size-asian="7pt" style:font-size-complex="7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center"/>
      <style:text-properties fo:font-size="7pt" style:font-size-asian="7pt" style:font-size-complex="7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style>
    <style:style style:name="T411"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fo:font-size="7pt" style:font-size-asian="7pt" style:font-size-complex="7pt"/>
    </style:style>
    <style:style style:name="TableCell414"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15" style:parent-style-name="TableContents" style:family="paragraph">
      <style:paragraph-properties fo:text-align="center"/>
      <style:text-properties fo:font-size="7pt" style:font-size-asian="7pt" style:font-size-complex="7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fo:font-size="7pt" style:font-size-asian="7pt" style:font-size-complex="7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text-properties fo:font-size="7pt" style:font-size-asian="7pt" style:font-size-complex="7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text-properties fo:font-size="7pt" style:font-size-asian="7pt" style:font-size-complex="7pt"/>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425"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text-properties fo:font-size="7pt" style:font-size-asian="7pt" style:font-size-complex="7pt"/>
    </style:style>
    <style:style style:name="TableCell428"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29" style:parent-style-name="TableContents" style:family="paragraph">
      <style:paragraph-properties fo:text-align="center"/>
      <style:text-properties fo:font-size="7pt" style:font-size-asian="7pt" style:font-size-complex="7pt"/>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fo:font-size="7pt" style:font-size-asian="7pt" style:font-size-complex="7pt"/>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text-properties fo:font-size="7pt" style:font-size-asian="7pt" style:font-size-complex="7pt"/>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text-properties fo:font-size="7pt" style:font-size-asian="7pt" style:font-size-complex="7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align="center"/>
    </style:style>
    <style:style style:name="T439"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text-properties fo:font-size="7pt" style:font-size-asian="7pt" style:font-size-complex="7pt"/>
    </style:style>
    <style:style style:name="TableCell442"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43" style:parent-style-name="TableContents" style:family="paragraph">
      <style:paragraph-properties fo:text-align="center"/>
      <style:text-properties fo:font-size="7pt" style:font-size-asian="7pt" style:font-size-complex="7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fo:font-size="7pt" style:font-size-asian="7pt" style:font-size-complex="7pt"/>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center"/>
      <style:text-properties fo:font-size="7pt" style:font-size-asian="7pt" style:font-size-complex="7pt"/>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text-properties fo:font-size="7pt" style:font-size-asian="7pt" style:font-size-complex="7pt"/>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style>
    <style:style style:name="T453" style:parent-style-name="DefaultParagraphFont" style:family="text">
      <style:text-properties style:font-name="Times New Roman" style:font-name-asian="Times New Roman" style:font-name-complex="Times New Roman" style:letter-kerning="false" fo:font-size="7pt" style:font-size-asian="7pt" style:font-size-complex="7pt" style:language-asian="en" style:country-asian="US" style:language-complex="ar" style:country-complex="SA"/>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fo:font-size="7pt" style:font-size-asian="7pt" style:font-size-complex="7pt"/>
    </style:style>
    <style:style style:name="TableCell456"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57" style:parent-style-name="TableContents" style:family="paragraph">
      <style:paragraph-properties fo:text-align="center"/>
      <style:text-properties fo:font-size="7pt" style:font-size-asian="7pt" style:font-size-complex="7pt"/>
    </style:style>
    <style:style style:name="S7" style:family="section">
      <style:section-properties fo:margin-left="0in" fo:margin-right="0in" style:writing-mode="lr-tb">
        <style:columns fo:column-count="2" fo:column-gap="0.2in"/>
      </style:section-properties>
    </style:style>
    <style:style style:name="P458" style:parent-style-name="Textbody" style:family="paragraph">
      <style:text-properties fo:font-weight="bold" style:font-weight-asian="bold" style:font-weight-complex="bold" fo:font-size="16pt" style:font-size-asian="16pt" style:font-size-complex="16pt"/>
    </style:style>
    <style:style style:name="S8" style:family="section">
      <style:section-properties fo:margin-left="0in" fo:margin-right="0in" style:writing-mode="lr-tb"/>
    </style:style>
  </office:automatic-styles>
  <office:body>
    <office:text text:use-soft-page-breaks="true">
      <text:p text:style-name="P1">Cache-Oblivious Matrix Transpose</text:p>
      <text:p text:style-name="Subtitle">Performance Engineering Report</text:p>
      <text:p text:style-name="P2"/>
      <text:p text:style-name="P3"><text:s/>Allen <text:s/>J. <text:s/>West</text:p>
      <text:p text:style-name="P4"/>
      <text:section text:name="Sect1" text:style-name="S1">
        <text:h text:style-name="Heading3" text:outline-level="3">Abstract:</text:h>
        <text:p text:style-name="Standard"><text:span text:style-name="T5">In this experiment I will be measuring the difference between five matrix transposition implementations to analyze the benefits of a<text:s/></text:span><text:span text:style-name="T6">cache-oblivious implementation. I will use the Google Benchmarks suite to measure performance increase and CacheGrind to analyze the cache use efficiency.</text:span></text:p>
        <text:h text:style-name="Heading3" text:outline-level="3">Introduction</text:h>
        <text:p text:style-name="Standard">Cache-oblivious algorithms rely on no explicit parameters defining the size of caches. Instead, they will divide the work into smaller blocks recursively until it arrives at a block size that will fit into a cache. We want this, because utilizing caches means we will be able to be more efficient with our data processing as well as several levels of magnitude faster than if we were to be using other, slower, data stores available. With cache hits being the goal, we can change the complexity model to be more specific. While a naïve implementation would only consider the work required of an algorithm, [W(n)], a cache oblivious algorithm now can take into account the number of cache misses [Q(n,L,Z)] to better help in analyzing the efficiency of an algorithms usage of available processing power.</text:p>
        <text:p text:style-name="Standard"/>
        <text:p text:style-name="Standard">The goal of Matrix Transposition is to invert the values of an N by M matrix both by value and by dimension over a -x/-y line starting at position Matrix[0][0]. The naïve approach would be to utilize a second matrix of size M by N as the result matrix you would return in the end. By doing this, you could parse through every element in the original matrix and insert it into the correct spot in the result matrix. This implementation is not optimal because it has a run-time complexity of O(M*N), or O(n^2), and utilizes double the starting memory. Our goal is to<text:s/>use an in-place algorithm implementation to reduce memory<text:s/>usage and to increase work efficiency through divide and conquer algorithms that will aid in cache targeting without explicit cache parameters included in the code.</text:p>
        <text:p text:style-name="Standard"/>
        <text:p text:style-name="Standard">In algorithms like Matrix Transposition and Matrix Multiply, that are known to be asymptotically optimal with a Cache Oblivious implementation, the way to divide the work into cache size bites is through divide-and-conquer. With divide-and-conquer, we can ensure the smallest block of work will be able to fit into a cache, greatly decreasing the chances of cache misses.</text:p>
        <text:p text:style-name="Standard"/>
        <text:p text:style-name="Standard">Another benefit of cache or general resource-blind algorithms is that they are more adaptable. While specificity is generally seen as more optimal in most algorithmic speed-ups, cache blindness benefits include not having to explicitly state size parameters when changes occur or machine migration messes with how the algorithm interacts with the CPU.</text:p>
        <text:p text:style-name="P7"/>
        <text:h text:style-name="Heading3" text:outline-level="3">Experimental Setup</text:h>
        <text:p text:style-name="Textbody">For the testing of optimization, my set up was a<text:s/>Debian Unix Virtual Machine running on Virtual Box. As a benchmark tester I used Google Benchmark (GB) to perform accurate execution and precise timing (in ns) of multiple functions. To aid GB, I wrote all the methods used in the file and then set them up<text:s/>as BENCHMARKS and called BENCHMARK_MAIN() to execute them all the same way. All set up work such as matrix initialization was done in the benchmark method before starting the actual assessment to focus on the important part of the execution, the matrix<text:s/><text:soft-page-break/>transposition. I ran the executable that included all functions that needed testing 30 times to get the mean of the run-times. I then utilized CacheGrind to view the cache hit and miss rate, presented in the tables below.<text:s/></text:p>
        <text:p text:style-name="Textbody"/>
        <text:p text:style-name="Textbody">The five implementations of cache transpose are as follows:<text:s/></text:p>
        <text:list text:style-name="LFO1" text:continue-numbering="true">
          <text:list-item>
            <text:p text:style-name="P8">The naïve approach.</text:p>
          </text:list-item>
          <text:list-item>
            <text:p text:style-name="P9">A naïve cache-oblivious approach that fails to utilize in-place implementation.</text:p>
          </text:list-item>
          <text:list-item>
            <text:p text:style-name="P10">In-place, cache-oblivious matrix transpose.</text:p>
          </text:list-item>
          <text:list-item>
            <text:p text:style-name="P11">In-place, cache-oblivious matrix transpose that takes advantage of CPU’s SIMD instructions to process a matrix in 2x2 blocks at a time.</text:p>
          </text:list-item>
          <text:list-item>
            <text:p text:style-name="P12">In-place, cache-oblivious matrix transpose that further takes advantage of CPU’s<text:s/>SIMD instructions to process a matrix in 4x4 blocks at a time.</text:p>
          </text:list-item>
        </text:list>
        <text:h text:style-name="Heading3" text:outline-level="3">Results</text:h>
        <text:p text:style-name="Textbody">For this experiment, I ran the matrix transpositions on a 512x512 matrix containing doubles (the maximum size my computer could handle). As a cache analysis tool I used CacheGrind and as previously stated, I used Google Benchmarks to record the runtimes in nanoseconds.<text:s/><text:span text:style-name="T13">Figure 1.<text:s/></text:span>shows the runtime averages (mean) over the 30 prescribed runs.<text:s/><text:span text:style-name="T14">Figure 2.<text:s/></text:span>presents the cache hit and miss rate associated with the naïve implementation, and in<text:s/><text:span text:style-name="T15">Figure 3.<text:s/></text:span>we can see the comparable cache hit and miss rates for implementation 3, the in-place, cache-oblivious matrix transpose. Lastly,<text:s/><text:span text:style-name="T16">Figure 4.<text:s/></text:span>ties them all together in one comprehensive chart to see the correlation of implementations to cache hits, run times, and overall speedups.</text:p>
        <text:p text:style-name="Textbody"/>
      </text:section>
      <text:section text:name="Sect2" text:style-name="S2">
        <text:p text:style-name="P17"/>
        <text:p text:style-name="P18">Figure 1.</text:p>
        <text:p text:style-name="P19"/>
        <text:p text:style-name="P20">After 30 runs, the average run time for each implementation as recorded by<text:s/>Google Benchmarks is as follows:</text:p>
        <text:p text:style-name="P21"/>
        <table:table table:style-name="Table22">
          <table:table-columns>
            <table:table-column table:style-name="TableColumn23"/>
          </table:table-columns>
          <table:table-row table:style-name="TableRow24">
            <table:table-cell table:style-name="TableCell25">
              <text:p text:style-name="P26">------------------------------------------------------------------------------------------------------------</text:p>
            </table:table-cell>
          </table:table-row>
          <table:table-row table:style-name="TableRow27">
            <table:table-cell table:style-name="TableCell28">
              <text:p text:style-name="P29"/>
            </table:table-cell>
          </table:table-row>
        </table:table>
        <text:p text:style-name="P30"/>
        <table:table table:style-name="Table31">
          <table:table-columns>
            <table:table-column table:style-name="TableColumn32"/>
          </table:table-columns>
          <table:table-row table:style-name="TableRow33">
            <table:table-cell table:style-name="TableCell34">
              <text:p text:style-name="P35">Benchmark<text:s/><text:s text:c="65"/>Time <text:s text:c="13"/>CPU <text:s text:c="11"/>Iterations</text:p>
            </table:table-cell>
          </table:table-row>
          <table:table-row table:style-name="TableRow36">
            <table:table-cell table:style-name="TableCell37">
              <text:p text:style-name="P38"/>
            </table:table-cell>
          </table:table-row>
        </table:table>
        <text:p text:style-name="P39"/>
        <table:table table:style-name="Table40">
          <table:table-columns>
            <table:table-column table:style-name="TableColumn41"/>
          </table:table-columns>
          <table:table-row table:style-name="TableRow42">
            <table:table-cell table:style-name="TableCell43">
              <text:p text:style-name="P44">------------------------------------------------------------------------------------------------------------</text:p>
            </table:table-cell>
          </table:table-row>
          <table:table-row table:style-name="TableRow45">
            <table:table-cell table:style-name="TableCell46">
              <text:p text:style-name="P47"/>
            </table:table-cell>
          </table:table-row>
        </table:table>
        <text:p text:style-name="P48"/>
        <table:table table:style-name="Table49">
          <table:table-columns>
            <table:table-column table:style-name="TableColumn50"/>
          </table:table-columns>
          <table:table-row table:style-name="TableRow51">
            <table:table-cell table:style-name="TableCell52">
              <text:p text:style-name="P53">BM_transpose<text:s/><text:s text:c="56"/>3077225 ns <text:s text:c="3"/>3073976 ns <text:s text:c="14"/>236</text:p>
            </table:table-cell>
          </table:table-row>
          <table:table-row table:style-name="TableRow54">
            <table:table-cell table:style-name="TableCell55">
              <text:p text:style-name="P56"/>
            </table:table-cell>
          </table:table-row>
        </table:table>
        <text:p text:style-name="P57"/>
        <table:table table:style-name="Table58">
          <table:table-columns>
            <table:table-column table:style-name="TableColumn59"/>
          </table:table-columns>
          <table:table-row table:style-name="TableRow60">
            <table:table-cell table:style-name="TableCell61">
              <text:p text:style-name="P62">BM_cacheObliviousTranspose <text:s text:c="30"/>1436725 ns <text:s text:c="3"/>1436173 ns <text:s text:c="14"/>472</text:p>
            </table:table-cell>
          </table:table-row>
          <table:table-row table:style-name="TableRow63">
            <table:table-cell table:style-name="TableCell64">
              <text:p text:style-name="P65"/>
            </table:table-cell>
          </table:table-row>
        </table:table>
        <text:p text:style-name="P66"/>
        <table:table table:style-name="Table67">
          <table:table-columns>
            <table:table-column table:style-name="TableColumn68"/>
          </table:table-columns>
          <table:table-row table:style-name="TableRow69">
            <table:table-cell table:style-name="TableCell70">
              <text:p text:style-name="P71">BM_inPlaceCacheObliviousTranspose <text:s text:c="15"/><text:s text:c="2"/>1193995 ns <text:s text:c="3"/>1188981 ns <text:s text:c="14"/>575</text:p>
            </table:table-cell>
          </table:table-row>
          <table:table-row table:style-name="TableRow72">
            <table:table-cell table:style-name="TableCell73">
              <text:p text:style-name="P74"/>
            </table:table-cell>
          </table:table-row>
        </table:table>
        <text:p text:style-name="P75"/>
        <table:table table:style-name="Table76">
          <table:table-columns>
            <table:table-column table:style-name="TableColumn77"/>
          </table:table-columns>
          <table:table-row table:style-name="TableRow78">
            <table:table-cell table:style-name="TableCell79">
              <text:p text:style-name="P80">BM_inPlaceCacheObliviousTranspose_SIMD2 <text:s text:c="5"/>530173 ns <text:s text:c="5"/>530033 ns <text:s text:c="12"/>1370</text:p>
            </table:table-cell>
          </table:table-row>
          <table:table-row table:style-name="TableRow81">
            <table:table-cell table:style-name="TableCell82">
              <text:p text:style-name="P83"/>
            </table:table-cell>
          </table:table-row>
        </table:table>
        <text:p text:style-name="P84">BM_inPlaceCacheObliviousTranspose_SIMD4 <text:s text:c="6"/>376333 ns <text:s text:c="5"/>376291 ns <text:s text:c="12"/>1753</text:p>
        <text:p text:style-name="P85"/>
        <text:p text:style-name="P86"/>
        <text:p text:style-name="P87">Figure 2.</text:p>
        <text:p text:style-name="P88">Below is the<text:s/>CacheGrind results for implementation 1.</text:p>
        <text:p text:style-name="P89"/>
      </text:section>
      <text:section text:name="Sect3" text:style-name="S3">
        <table:table table:style-name="Table90">
          <table:table-columns>
            <table:table-column table:style-name="TableColumn91"/>
          </table:table-columns>
          <table:table-row table:style-name="TableRow92">
            <table:table-cell table:style-name="TableCell93">
              <text:p text:style-name="P94">==13664==<text:s/></text:p>
            </table:table-cell>
          </table:table-row>
          <table:table-row table:style-name="TableRow95">
            <table:table-cell table:style-name="TableCell96">
              <text:p text:style-name="P97"/>
            </table:table-cell>
          </table:table-row>
        </table:table>
        <text:p text:style-name="P98"/>
        <table:table table:style-name="Table99">
          <table:table-columns>
            <table:table-column table:style-name="TableColumn100"/>
          </table:table-columns>
          <table:table-row table:style-name="TableRow101">
            <table:table-cell table:style-name="TableCell102">
              <text:p text:style-name="P103">I refs: 11,517,117</text:p>
            </table:table-cell>
          </table:table-row>
          <table:table-row table:style-name="TableRow104">
            <table:table-cell table:style-name="TableCell105">
              <text:p text:style-name="P106"/>
            </table:table-cell>
          </table:table-row>
        </table:table>
        <text:p text:style-name="P107"/>
        <table:table table:style-name="Table108">
          <table:table-columns>
            <table:table-column table:style-name="TableColumn109"/>
          </table:table-columns>
          <table:table-row table:style-name="TableRow110">
            <table:table-cell table:style-name="TableCell111">
              <text:p text:style-name="P112">I1 misses: 911</text:p>
            </table:table-cell>
          </table:table-row>
          <table:table-row table:style-name="TableRow113">
            <table:table-cell table:style-name="TableCell114">
              <text:p text:style-name="P115"/>
            </table:table-cell>
          </table:table-row>
        </table:table>
        <text:p text:style-name="P116"/>
        <table:table table:style-name="Table117">
          <table:table-columns>
            <table:table-column table:style-name="TableColumn118"/>
          </table:table-columns>
          <table:table-row table:style-name="TableRow119">
            <table:table-cell table:style-name="TableCell120">
              <text:p text:style-name="P121">LLi misses: 900</text:p>
            </table:table-cell>
          </table:table-row>
          <table:table-row table:style-name="TableRow122">
            <table:table-cell table:style-name="TableCell123">
              <text:p text:style-name="P124"/>
            </table:table-cell>
          </table:table-row>
        </table:table>
        <text:p text:style-name="P125"/>
        <table:table table:style-name="Table126">
          <table:table-columns>
            <table:table-column table:style-name="TableColumn127"/>
          </table:table-columns>
          <table:table-row table:style-name="TableRow128">
            <table:table-cell table:style-name="TableCell129">
              <text:p text:style-name="P130">I1 miss rate: 0.01%</text:p>
            </table:table-cell>
          </table:table-row>
          <table:table-row table:style-name="TableRow131">
            <table:table-cell table:style-name="TableCell132">
              <text:p text:style-name="P133"/>
            </table:table-cell>
          </table:table-row>
        </table:table>
        <text:p text:style-name="P134"/>
        <table:table table:style-name="Table135">
          <table:table-columns>
            <table:table-column table:style-name="TableColumn136"/>
          </table:table-columns>
          <table:table-row table:style-name="TableRow137">
            <table:table-cell table:style-name="TableCell138">
              <text:p text:style-name="P139">Lli miss rate: 0.01%</text:p>
            </table:table-cell>
          </table:table-row>
          <table:table-row table:style-name="TableRow140">
            <table:table-cell table:style-name="TableCell141">
              <text:p text:style-name="P142"/>
            </table:table-cell>
          </table:table-row>
        </table:table>
        <text:p text:style-name="P143"/>
        <table:table table:style-name="Table144">
          <table:table-columns>
            <table:table-column table:style-name="TableColumn145"/>
          </table:table-columns>
          <table:table-row table:style-name="TableRow146">
            <table:table-cell table:style-name="TableCell147">
              <text:p text:style-name="P148">==13664==<text:s/></text:p>
            </table:table-cell>
          </table:table-row>
          <table:table-row table:style-name="TableRow149">
            <table:table-cell table:style-name="TableCell150">
              <text:p text:style-name="P151"/>
            </table:table-cell>
          </table:table-row>
        </table:table>
        <text:p text:style-name="P152"/>
        <table:table table:style-name="Table153">
          <table:table-columns>
            <table:table-column table:style-name="TableColumn154"/>
          </table:table-columns>
          <table:table-row table:style-name="TableRow155">
            <table:table-cell table:style-name="TableCell156">
              <text:p text:style-name="P157">D refs: 4,762,760 (3,636,858 rd + 1,125,902 wr)</text:p>
            </table:table-cell>
          </table:table-row>
          <table:table-row table:style-name="TableRow158">
            <table:table-cell table:style-name="TableCell159">
              <text:p text:style-name="P160"/>
            </table:table-cell>
          </table:table-row>
        </table:table>
        <text:p text:style-name="P161"/>
        <table:table table:style-name="Table162">
          <table:table-columns>
            <table:table-column table:style-name="TableColumn163"/>
          </table:table-columns>
          <table:table-row table:style-name="TableRow164">
            <table:table-cell table:style-name="TableCell165">
              <text:p text:style-name="P166">D1 misses:<text:s/>92,284 ( 67,142 rd + 25,142 wr)</text:p>
            </table:table-cell>
          </table:table-row>
          <table:table-row table:style-name="TableRow167">
            <table:table-cell table:style-name="TableCell168">
              <text:p text:style-name="P169"/>
              <text:p text:style-name="P170"/>
            </table:table-cell>
          </table:table-row>
          <table:table-row table:style-name="TableRow171">
            <table:table-cell table:style-name="TableCell172">
              <text:p text:style-name="P173"/>
            </table:table-cell>
          </table:table-row>
        </table:table>
        <text:p text:style-name="P174"/>
        <table:table table:style-name="Table175">
          <table:table-columns>
            <table:table-column table:style-name="TableColumn176"/>
          </table:table-columns>
          <table:table-row table:style-name="TableRow177">
            <table:table-cell table:style-name="TableCell178">
              <text:p text:style-name="P179">LLd misses: 17,974 ( 1,392 rd + 16,582 wr)</text:p>
            </table:table-cell>
          </table:table-row>
          <table:table-row table:style-name="TableRow180">
            <table:table-cell table:style-name="TableCell181">
              <text:p text:style-name="P182"/>
            </table:table-cell>
          </table:table-row>
        </table:table>
        <text:p text:style-name="P183"/>
        <table:table table:style-name="Table184">
          <table:table-columns>
            <table:table-column table:style-name="TableColumn185"/>
          </table:table-columns>
          <table:table-row table:style-name="TableRow186">
            <table:table-cell table:style-name="TableCell187">
              <text:p text:style-name="P188">D1 miss rate: 1.9% ( 1.8% + 2.2% )</text:p>
            </table:table-cell>
          </table:table-row>
          <table:table-row table:style-name="TableRow189">
            <table:table-cell table:style-name="TableCell190">
              <text:p text:style-name="P191"/>
            </table:table-cell>
          </table:table-row>
        </table:table>
        <text:p text:style-name="P192"/>
        <table:table table:style-name="Table193">
          <table:table-columns>
            <table:table-column table:style-name="TableColumn194"/>
          </table:table-columns>
          <table:table-row table:style-name="TableRow195">
            <table:table-cell table:style-name="TableCell196">
              <text:p text:style-name="P197">LLd miss rate: 0.4% ( 0.0% + 1.5% )</text:p>
            </table:table-cell>
          </table:table-row>
          <table:table-row table:style-name="TableRow198">
            <table:table-cell table:style-name="TableCell199">
              <text:p text:style-name="P200"/>
            </table:table-cell>
          </table:table-row>
        </table:table>
        <text:p text:style-name="P201"/>
        <table:table table:style-name="Table202">
          <table:table-columns>
            <table:table-column table:style-name="TableColumn203"/>
          </table:table-columns>
          <table:table-row table:style-name="TableRow204">
            <table:table-cell table:style-name="TableCell205">
              <text:p text:style-name="P206">==13664==<text:s/></text:p>
            </table:table-cell>
          </table:table-row>
          <table:table-row table:style-name="TableRow207">
            <table:table-cell table:style-name="TableCell208">
              <text:p text:style-name="P209"/>
            </table:table-cell>
          </table:table-row>
        </table:table>
        <text:p text:style-name="P210"/>
        <table:table table:style-name="Table211">
          <table:table-columns>
            <table:table-column table:style-name="TableColumn212"/>
          </table:table-columns>
          <table:table-row table:style-name="TableRow213">
            <table:table-cell table:style-name="TableCell214">
              <text:p text:style-name="P215">LL refs: 93,195 ( 68,053 rd + 25,142 wr)</text:p>
            </table:table-cell>
          </table:table-row>
          <table:table-row table:style-name="TableRow216">
            <table:table-cell table:style-name="TableCell217">
              <text:p text:style-name="P218"/>
            </table:table-cell>
          </table:table-row>
        </table:table>
        <text:p text:style-name="P219"/>
        <table:table table:style-name="Table220">
          <table:table-columns>
            <table:table-column table:style-name="TableColumn221"/>
          </table:table-columns>
          <table:table-row table:style-name="TableRow222">
            <table:table-cell table:style-name="TableCell223">
              <text:p text:style-name="P224">LL misses: 18,874 ( 2,292 rd +<text:s/>16,582 wr)</text:p>
            </table:table-cell>
          </table:table-row>
          <table:table-row table:style-name="TableRow225">
            <table:table-cell table:style-name="TableCell226">
              <text:p text:style-name="P227"/>
            </table:table-cell>
          </table:table-row>
        </table:table>
        <text:h text:style-name="P228" text:outline-level="3">LL miss rate: 0.1% ( 0.0% + 1.5% )</text:h>
        <text:p text:style-name="Textbody"/>
      </text:section>
      <text:section text:name="Sect4" text:style-name="S4">
        <text:p text:style-name="P229">Figure 3.</text:p>
        <text:p text:style-name="P230">Below is the CacheGrind results for implementation<text:s/>3.</text:p>
      </text:section>
      <text:section text:name="Sect5" text:style-name="S5">
        <table:table table:style-name="Table231">
          <table:table-columns>
            <table:table-column table:style-name="TableColumn232"/>
          </table:table-columns>
          <table:table-row table:style-name="TableRow233">
            <table:table-cell table:style-name="TableCell234">
              <text:p text:style-name="P235">==13897==<text:s/></text:p>
            </table:table-cell>
          </table:table-row>
          <table:table-row table:style-name="TableRow236">
            <table:table-cell table:style-name="TableCell237">
              <text:p text:style-name="P238"/>
            </table:table-cell>
          </table:table-row>
        </table:table>
        <text:p text:style-name="P239"/>
        <table:table table:style-name="Table240">
          <table:table-columns>
            <table:table-column table:style-name="TableColumn241"/>
          </table:table-columns>
          <table:table-row table:style-name="TableRow242">
            <table:table-cell table:style-name="TableCell243">
              <text:p text:style-name="P244">I refs: 7,982,126</text:p>
            </table:table-cell>
          </table:table-row>
          <table:table-row table:style-name="TableRow245">
            <table:table-cell table:style-name="TableCell246">
              <text:p text:style-name="P247"/>
            </table:table-cell>
          </table:table-row>
        </table:table>
        <text:p text:style-name="P248"/>
        <table:table table:style-name="Table249">
          <table:table-columns>
            <table:table-column table:style-name="TableColumn250"/>
          </table:table-columns>
          <table:table-row table:style-name="TableRow251">
            <table:table-cell table:style-name="TableCell252">
              <text:p text:style-name="P253">I1 misses: 911</text:p>
            </table:table-cell>
          </table:table-row>
          <table:table-row table:style-name="TableRow254">
            <table:table-cell table:style-name="TableCell255">
              <text:p text:style-name="P256"/>
            </table:table-cell>
          </table:table-row>
        </table:table>
        <text:p text:style-name="P257"/>
        <table:table table:style-name="Table258">
          <table:table-columns>
            <table:table-column table:style-name="TableColumn259"/>
          </table:table-columns>
          <table:table-row table:style-name="TableRow260">
            <table:table-cell table:style-name="TableCell261">
              <text:p text:style-name="P262">LLi misses: 900</text:p>
            </table:table-cell>
          </table:table-row>
          <table:table-row table:style-name="TableRow263">
            <table:table-cell table:style-name="TableCell264">
              <text:p text:style-name="P265"/>
            </table:table-cell>
          </table:table-row>
        </table:table>
        <text:p text:style-name="P266"/>
        <table:table table:style-name="Table267">
          <table:table-columns>
            <table:table-column table:style-name="TableColumn268"/>
          </table:table-columns>
          <table:table-row table:style-name="TableRow269">
            <table:table-cell table:style-name="TableCell270">
              <text:p text:style-name="P271">I1 miss rate: 0.01%</text:p>
            </table:table-cell>
          </table:table-row>
          <table:table-row table:style-name="TableRow272">
            <table:table-cell table:style-name="TableCell273">
              <text:p text:style-name="P274"/>
            </table:table-cell>
          </table:table-row>
        </table:table>
        <text:p text:style-name="P275"/>
        <table:table table:style-name="Table276">
          <table:table-columns>
            <table:table-column table:style-name="TableColumn277"/>
          </table:table-columns>
          <table:table-row table:style-name="TableRow278">
            <table:table-cell table:style-name="TableCell279">
              <text:p text:style-name="P280">LLi miss rate: 0.01%</text:p>
            </table:table-cell>
          </table:table-row>
          <table:table-row table:style-name="TableRow281">
            <table:table-cell table:style-name="TableCell282">
              <text:p text:style-name="P283"/>
            </table:table-cell>
          </table:table-row>
        </table:table>
        <text:p text:style-name="P284"/>
        <table:table table:style-name="Table285">
          <table:table-columns>
            <table:table-column table:style-name="TableColumn286"/>
          </table:table-columns>
          <table:table-row table:style-name="TableRow287">
            <table:table-cell table:style-name="TableCell288">
              <text:p text:style-name="P289">==13897==<text:s/></text:p>
            </table:table-cell>
          </table:table-row>
          <table:table-row table:style-name="TableRow290">
            <table:table-cell table:style-name="TableCell291">
              <text:p text:style-name="P292"/>
            </table:table-cell>
          </table:table-row>
        </table:table>
        <text:p text:style-name="P293"/>
        <table:table table:style-name="Table294">
          <table:table-columns>
            <table:table-column table:style-name="TableColumn295"/>
          </table:table-columns>
          <table:table-row table:style-name="TableRow296">
            <table:table-cell table:style-name="TableCell297">
              <text:p text:style-name="P298">D refs: 2,925,058 (1,865,464 rd + 1,059,594 wr)</text:p>
            </table:table-cell>
          </table:table-row>
          <table:table-row table:style-name="TableRow299">
            <table:table-cell table:style-name="TableCell300">
              <text:p text:style-name="P301"/>
            </table:table-cell>
          </table:table-row>
        </table:table>
        <text:p text:style-name="P302"/>
        <table:table table:style-name="Table303">
          <table:table-columns>
            <table:table-column table:style-name="TableColumn304"/>
          </table:table-columns>
          <table:table-row table:style-name="TableRow305">
            <table:table-cell table:style-name="TableCell306">
              <text:p text:style-name="P307"/>
              <text:p text:style-name="P308">D1 misses: 21,911 ( 13,100 rd + 8,811 wr)</text:p>
            </table:table-cell>
          </table:table-row>
          <table:table-row table:style-name="TableRow309">
            <table:table-cell table:style-name="TableCell310">
              <text:p text:style-name="P311"/>
            </table:table-cell>
          </table:table-row>
        </table:table>
        <text:p text:style-name="P312"/>
        <table:table table:style-name="Table313">
          <table:table-columns>
            <table:table-column table:style-name="TableColumn314"/>
          </table:table-columns>
          <table:table-row table:style-name="TableRow315">
            <table:table-cell table:style-name="TableCell316">
              <text:p text:style-name="P317">LLd misses: 9,798 ( 1,264 rd + 8,534 wr)</text:p>
            </table:table-cell>
          </table:table-row>
          <table:table-row table:style-name="TableRow318">
            <table:table-cell table:style-name="TableCell319">
              <text:p text:style-name="P320"/>
            </table:table-cell>
          </table:table-row>
        </table:table>
        <text:p text:style-name="P321"/>
        <table:table table:style-name="Table322">
          <table:table-columns>
            <table:table-column table:style-name="TableColumn323"/>
          </table:table-columns>
          <table:table-row table:style-name="TableRow324">
            <table:table-cell table:style-name="TableCell325">
              <text:p text:style-name="P326">D1 miss rate: 0.7% ( 0.7% + 0.8% )</text:p>
            </table:table-cell>
          </table:table-row>
          <table:table-row table:style-name="TableRow327">
            <table:table-cell table:style-name="TableCell328">
              <text:p text:style-name="P329"/>
            </table:table-cell>
          </table:table-row>
        </table:table>
        <text:p text:style-name="P330"/>
        <table:table table:style-name="Table331">
          <table:table-columns>
            <table:table-column table:style-name="TableColumn332"/>
          </table:table-columns>
          <table:table-row table:style-name="TableRow333">
            <table:table-cell table:style-name="TableCell334">
              <text:p text:style-name="P335">LLd miss rate: 0.3% ( 0.1% + 0.8% )</text:p>
            </table:table-cell>
          </table:table-row>
          <table:table-row table:style-name="TableRow336">
            <table:table-cell table:style-name="TableCell337">
              <text:p text:style-name="P338"/>
            </table:table-cell>
          </table:table-row>
        </table:table>
        <text:p text:style-name="P339"/>
        <table:table table:style-name="Table340">
          <table:table-columns>
            <table:table-column table:style-name="TableColumn341"/>
          </table:table-columns>
          <table:table-row table:style-name="TableRow342">
            <table:table-cell table:style-name="TableCell343">
              <text:p text:style-name="P344">==13897==<text:s/></text:p>
            </table:table-cell>
          </table:table-row>
          <table:table-row table:style-name="TableRow345">
            <table:table-cell table:style-name="TableCell346">
              <text:p text:style-name="P347"/>
            </table:table-cell>
          </table:table-row>
        </table:table>
        <text:p text:style-name="P348"/>
        <table:table table:style-name="Table349">
          <table:table-columns>
            <table:table-column table:style-name="TableColumn350"/>
          </table:table-columns>
          <table:table-row table:style-name="TableRow351">
            <table:table-cell table:style-name="TableCell352">
              <text:p text:style-name="P353">LL refs: 22,822 ( 14,011 rd + 8,811 wr)</text:p>
            </table:table-cell>
          </table:table-row>
          <table:table-row table:style-name="TableRow354">
            <table:table-cell table:style-name="TableCell355">
              <text:p text:style-name="P356"/>
            </table:table-cell>
          </table:table-row>
        </table:table>
        <text:p text:style-name="P357"/>
        <table:table table:style-name="Table358">
          <table:table-columns>
            <table:table-column table:style-name="TableColumn359"/>
          </table:table-columns>
          <table:table-row table:style-name="TableRow360">
            <table:table-cell table:style-name="TableCell361">
              <text:p text:style-name="P362">LL misses: 10,698 ( 2,164 rd + 8,534 wr)</text:p>
            </table:table-cell>
          </table:table-row>
          <table:table-row table:style-name="TableRow363">
            <table:table-cell table:style-name="TableCell364">
              <text:p text:style-name="P365"/>
            </table:table-cell>
          </table:table-row>
        </table:table>
        <text:h text:style-name="Heading3" text:outline-level="3"><text:span text:style-name="T366">LL miss rate: 0.1% ( 0.0% + 0.8% )</text:span></text:h>
      </text:section>
      <text:section text:name="Sect6" text:style-name="S6">
        <text:p text:style-name="Textbody"/>
        <text:p text:style-name="Textbody"/>
        <text:soft-page-break/>
        <text:p text:style-name="P367">Figure 4.</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Implementation</text:p>
            </table:table-cell>
            <table:table-cell table:style-name="TableCell378">
              <text:p text:style-name="P379">Number of Trials (n=30)</text:p>
            </table:table-cell>
            <table:table-cell table:style-name="TableCell380">
              <text:p text:style-name="P381">Matrix Size (e.g. 1024x1024)</text:p>
            </table:table-cell>
            <table:table-cell table:style-name="TableCell382">
              <text:p text:style-name="P383">Mean Run-time (in<text:s/>nanoseconds)</text:p>
            </table:table-cell>
            <table:table-cell table:style-name="TableCell384">
              <text:p text:style-name="P385">LL Miss Rate<text:s/></text:p>
            </table:table-cell>
            <table:table-cell table:style-name="TableCell386">
              <text:p text:style-name="P387">% Speedup</text:p>
            </table:table-cell>
          </table:table-row>
          <table:table-row table:style-name="TableRow388">
            <table:table-cell table:style-name="TableCell389">
              <text:p text:style-name="P390">Naïve Transpose<text:s/></text:p>
            </table:table-cell>
            <table:table-cell table:style-name="TableCell391">
              <text:p text:style-name="P392">30</text:p>
            </table:table-cell>
            <table:table-cell table:style-name="TableCell393">
              <text:p text:style-name="P394">512x512</text:p>
            </table:table-cell>
            <table:table-cell table:style-name="TableCell395">
              <text:p text:style-name="P396"><text:span text:style-name="T397">3077225</text:span></text:p>
            </table:table-cell>
            <table:table-cell table:style-name="TableCell398">
              <text:p text:style-name="P399">0.1%</text:p>
            </table:table-cell>
            <table:table-cell table:style-name="TableCell400">
              <text:p text:style-name="P401">Baseline</text:p>
            </table:table-cell>
          </table:table-row>
          <table:table-row table:style-name="TableRow402">
            <table:table-cell table:style-name="TableCell403">
              <text:p text:style-name="P404">Naïve Cache-Oblivious</text:p>
            </table:table-cell>
            <table:table-cell table:style-name="TableCell405">
              <text:p text:style-name="P406">30</text:p>
            </table:table-cell>
            <table:table-cell table:style-name="TableCell407">
              <text:p text:style-name="P408">512x512</text:p>
            </table:table-cell>
            <table:table-cell table:style-name="TableCell409">
              <text:p text:style-name="P410"><text:span text:style-name="T411">1436725</text:span></text:p>
            </table:table-cell>
            <table:table-cell table:style-name="TableCell412">
              <text:p text:style-name="P413">0.1%</text:p>
            </table:table-cell>
            <table:table-cell table:style-name="TableCell414">
              <text:p text:style-name="P415">53.31 % faster</text:p>
            </table:table-cell>
          </table:table-row>
          <table:table-row table:style-name="TableRow416">
            <table:table-cell table:style-name="TableCell417">
              <text:p text:style-name="P418">In-Place Cache-Oblivious</text:p>
            </table:table-cell>
            <table:table-cell table:style-name="TableCell419">
              <text:p text:style-name="P420">30</text:p>
            </table:table-cell>
            <table:table-cell table:style-name="TableCell421">
              <text:p text:style-name="P422">512x512</text:p>
            </table:table-cell>
            <table:table-cell table:style-name="TableCell423">
              <text:p text:style-name="P424"><text:span text:style-name="T425">1193995</text:span></text:p>
            </table:table-cell>
            <table:table-cell table:style-name="TableCell426">
              <text:p text:style-name="P427">0.1%</text:p>
            </table:table-cell>
            <table:table-cell table:style-name="TableCell428">
              <text:p text:style-name="P429">62.20 % faster</text:p>
            </table:table-cell>
          </table:table-row>
          <table:table-row table:style-name="TableRow430">
            <table:table-cell table:style-name="TableCell431">
              <text:p text:style-name="P432">In-Place Cache-Oblivious with SIMD<text:s/>block 2x2.</text:p>
            </table:table-cell>
            <table:table-cell table:style-name="TableCell433">
              <text:p text:style-name="P434">30</text:p>
            </table:table-cell>
            <table:table-cell table:style-name="TableCell435">
              <text:p text:style-name="P436">512x512</text:p>
            </table:table-cell>
            <table:table-cell table:style-name="TableCell437">
              <text:p text:style-name="P438"><text:span text:style-name="T439">530173</text:span></text:p>
            </table:table-cell>
            <table:table-cell table:style-name="TableCell440">
              <text:p text:style-name="P441">0.1%</text:p>
            </table:table-cell>
            <table:table-cell table:style-name="TableCell442">
              <text:p text:style-name="P443">83.78 % faster</text:p>
            </table:table-cell>
          </table:table-row>
          <table:table-row table:style-name="TableRow444">
            <table:table-cell table:style-name="TableCell445">
              <text:p text:style-name="P446">In-Place Cache-Oblivious with SIMD block 4x4</text:p>
            </table:table-cell>
            <table:table-cell table:style-name="TableCell447">
              <text:p text:style-name="P448">30</text:p>
            </table:table-cell>
            <table:table-cell table:style-name="TableCell449">
              <text:p text:style-name="P450">512x512</text:p>
            </table:table-cell>
            <table:table-cell table:style-name="TableCell451">
              <text:p text:style-name="P452"><text:span text:style-name="T453">376333</text:span></text:p>
            </table:table-cell>
            <table:table-cell table:style-name="TableCell454">
              <text:p text:style-name="P455">0.1%</text:p>
            </table:table-cell>
            <table:table-cell table:style-name="TableCell456">
              <text:p text:style-name="P457">88.78 % faster</text:p>
            </table:table-cell>
          </table:table-row>
        </table:table>
      </text:section>
      <text:section text:name="Sect7" text:style-name="S7">
        <text:h text:style-name="Heading3" text:outline-level="3">Discussion</text:h>
        <text:p text:style-name="Textbody">Each follow-on implementation of matrix transpose improved the overall average runtime as expected. As a<text:s/>result of using all techniques discussed in this paper combined, the 5th implementation saw an 88.78% decrease in runtime compared to the initial naïve approach. This is largely due to the divide-and-conquer nature of the algorithm, and that it had such a<text:s/>conclusively good cache hit-rate of 99.9%.<text:s/></text:p>
        <text:p text:style-name="Textbody">One big surprise<text:s/>in the results of the experiment was that the cache miss rates were so low across the board. After some consideration, though, this makes a lot of sense. Because the naïve approach is going through each element of the matrix one by one, the amount of work being done is almost definitely going to be able to fit within a cache. The point of utilizing divide-and-conquer techniques and turning it into a cache oblivious implementation is so that it can break down a problem of this size into cache size blocks just like in the naïve approach but in a much more efficient way that enables usage of follow on techniques such as usage of SIMD instructions and simultaneous work across the entire matrix.<text:s/>This was great insight to see that the cache hit results were very similar for the naïve approach that accessed small bites in a terribly inefficient manner and for the cache-oblivious implementations.<text:s/></text:p>
        <text:p text:style-name="Textbody">In addition, the use of in-place techniques not only<text:s/>decreased the amount of memory usage, but actually sped the program up, probably because it had less accesses to make across separate data structures.<text:s/></text:p>
        <text:h text:style-name="Heading3" text:outline-level="3">Threats to Validity</text:h>
        <text:p text:style-name="Textbody">This experiment overall went without many problems. One definite point of inquiry for me was in the compiler flags used. For this experiment I compiled the C++ implementations of these algorithms with the standard g++ compiler and added the necessary flags to enable Google Benchmarks. One thing I did notice, however, that when I left out<text:s/>the -O3 optimization flag I almost saw directly opposite results from what I am presenting today. This is something I would definitely like to spend more time diving into in the future, as this should not be the case in my opinion.<text:s/></text:p>
        <text:p text:style-name="P458">Conclusion</text:p>
        <text:p text:style-name="Textbody">In<text:s/>conclusion, cache-oblivious algorithms have their place, especially with divide and conquer algorithms. The cache efficiency and follow on techniques it enables saw notable improvements in the overall run time. These results were very comparable to previous experiments with matrix multiply, both in overall speedup and cache miss/hit rates. <text:s/>By leaving out cache specifics, not only were we able to rely on the implementation<text:s/><text:soft-page-break/>of the algorithm to divide up the work until it was reliably able to be <text:s/>processed by<text:s/>the <text:s/>CPU’s caches, but we were <text:s/>also able to make it so that <text:s/>this algorithm could, in fact, be executed to the same rate of success <text:s/>on almost any CPU. Considerations like these are becoming more important by the year as new technology arises. As we have<text:s/>seen a rapid improvement in<text:s/>processing speed over the years, it <text:s text:c="2"/>becomes more important for software engineers to be able to utilize these technologies to their maximum potential through techniques such as cache-obliviousness. Being aware of the way a CPU interacts with your code is a very crucial part of creating reliable, high-performing code and the results shown in this experiment prove this.<text:s/></text:p>
      </text:section>
      <text:section text:name="Sect8" text:style-name="S8">
        <text:p text:style-name="Textbody">.</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en</meta:initial-creator>
    <dc:creator>Allen West</dc:creator>
    <meta:creation-date>2020-06-17T16:58:00Z</meta:creation-date>
    <dc:date>2020-06-18T23:10:00Z</dc:date>
    <meta:template xlink:href="Normal" xlink:type="simple"/>
    <meta:editing-cycles>3</meta:editing-cycles>
    <meta:editing-duration>PT240S</meta:editing-duration>
    <meta:document-statistic meta:page-count="5" meta:paragraph-count="21" meta:word-count="1590" meta:character-count="10635" meta:row-count="75" meta:non-whitespace-character-count="9066"/>
  </office:meta>
</office:document-meta>
</file>